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ManagedConnection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sendTxRolledbackEvent( JCASessionHandle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sendEvent( int type , Object handle , Exception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AManagedConnection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addConnectionEventListener( Connection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AManagedConnection.getEISProdu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getConnection( Subject subject , ConnectionRequestInfo c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ManagedConnection.removeConnectionEventListener( Connection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ManagedConnection.getLocal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sendrrorEvent( JCASessionHandle handle ,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log( String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AManagedConnection.sendEvent( Connection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CAManagedConnection.removeHandle( JCASessionHandle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ManagedConnection.closeHandle( JCASessionHandle ha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AManagedConnection.closeHand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AManagedConnection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sendTxStartedEvent( JCASessionHandle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setLogWriter( PrintWriter lo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CAManagedConnection.getManaged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getMax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getConnectionReques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getSession( JCASessionHandle ha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ManagedConnection.sendTxCommittedEvent( JCASessionHandle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addHandle( JCASessionHandle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ManagedConnection.associateConnection( Object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AManagedConnectio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ManagedConnection.getX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getEISProduc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.JCAManagedConnection( JCAManagedConnectionFactory mcf , JCAConnectionRequestInfo cri , XA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CAManagedConnection.sendClosedEvent( JCASessionHandle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